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3beea" officeooo:paragraph-rsid="0003beea"/>
    </style:style>
    <style:style style:name="P2" style:family="paragraph" style:parent-style-name="Standard">
      <style:text-properties officeooo:rsid="0003beea" officeooo:paragraph-rsid="00048db5"/>
    </style:style>
    <style:style style:name="P3" style:family="paragraph" style:parent-style-name="Standard">
      <style:text-properties officeooo:rsid="0003beea" officeooo:paragraph-rsid="0005d3b8"/>
    </style:style>
    <style:style style:name="P4" style:family="paragraph" style:parent-style-name="Standard">
      <style:text-properties officeooo:rsid="0003beea" officeooo:paragraph-rsid="0005ec0c"/>
    </style:style>
    <style:style style:name="P5" style:family="paragraph" style:parent-style-name="Standard">
      <style:text-properties officeooo:rsid="00048db5" officeooo:paragraph-rsid="00048db5"/>
    </style:style>
    <style:style style:name="P6" style:family="paragraph" style:parent-style-name="Standard">
      <style:text-properties officeooo:rsid="00048db5" officeooo:paragraph-rsid="0005d3b8"/>
    </style:style>
    <style:style style:name="P7" style:family="paragraph" style:parent-style-name="Standard">
      <style:text-properties officeooo:rsid="00048db5" officeooo:paragraph-rsid="0005ec0c"/>
    </style:style>
    <style:style style:name="P8" style:family="paragraph" style:parent-style-name="Standard">
      <style:text-properties officeooo:rsid="0005d3b8" officeooo:paragraph-rsid="0005d3b8"/>
    </style:style>
    <style:style style:name="P9" style:family="paragraph" style:parent-style-name="Standard">
      <style:text-properties officeooo:rsid="0005d3b8" officeooo:paragraph-rsid="0005ec0c"/>
    </style:style>
    <style:style style:name="P10" style:family="paragraph" style:parent-style-name="Standard">
      <style:text-properties officeooo:rsid="0005ec0c" officeooo:paragraph-rsid="0005ec0c"/>
    </style:style>
    <style:style style:name="P11" style:family="paragraph" style:parent-style-name="Standard">
      <style:text-properties fo:font-weight="normal" officeooo:rsid="0005ec0c" officeooo:paragraph-rsid="0008411f" style:font-weight-asian="normal" style:font-weight-complex="normal"/>
    </style:style>
    <style:style style:name="P12" style:family="paragraph" style:parent-style-name="Standard">
      <style:text-properties style:font-name="Liberation Mono" fo:font-size="12pt" fo:font-weight="normal" officeooo:rsid="0005ec0c" officeooo:paragraph-rsid="0008411f" style:font-size-asian="12pt" style:font-weight-asian="normal" style:font-size-complex="12pt" style:font-weight-complex="normal"/>
    </style:style>
    <style:style style:name="P13" style:family="paragraph" style:parent-style-name="Standard">
      <style:text-properties style:font-name="Liberation Mono" fo:font-size="12pt" style:font-size-asian="12pt" style:font-size-complex="12pt"/>
    </style:style>
    <style:style style:name="P14" style:family="paragraph" style:parent-style-name="Standard">
      <style:text-properties style:font-name="Liberation Mono" fo:font-size="12pt" officeooo:rsid="0008411f" officeooo:paragraph-rsid="0008411f" style:font-size-asian="12pt" style:font-size-complex="12pt"/>
    </style:style>
    <style:style style:name="T1" style:family="text">
      <style:text-properties officeooo:rsid="00048db5"/>
    </style:style>
    <style:style style:name="T2" style:family="text">
      <style:text-properties officeooo:rsid="0005d3b8"/>
    </style:style>
    <style:style style:name="T3" style:family="text">
      <style:text-properties officeooo:rsid="0005ec0c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08411f"/>
    </style:style>
    <style:style style:name="T6" style:family="text">
      <style:text-properties officeooo:rsid="00091500"/>
    </style:style>
    <style:style style:name="T7" style:family="text">
      <style:text-properties officeooo:rsid="000a690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imon Chen</text:p>
      <text:p text:style-name="P1">N10013388</text:p>
      <text:p text:style-name="P1">sc4900</text:p>
      <text:p text:style-name="P1">Homework 9</text:p>
      <text:p text:style-name="P1"/>
      <text:p text:style-name="P1">1)</text:p>
      <text:p text:style-name="P1"><text:tab/>a)</text:p>
      <text:p text:style-name="P1"><text:tab/><text:tab/>1. Compare the current node; starting from the root and determine if the comparable is less than or greater than.</text:p>
      <text:p text:style-name="P1"><text:tab/><text:tab/>2. If it is GT, go to the right, LT, go to the left</text:p>
      <text:p text:style-name="P1"><text:tab/><text:tab/>3. Repeat 1,2 until it is equal to the comparable or reaches a nullptr; true and false respectively.</text:p>
      <text:p text:style-name="P1"/>
      <text:p text:style-name="P1"><text:tab/>b)</text:p>
      <text:p text:style-name="P1"><text:tab/><text:tab/>1.Create a driver to perform this recursively. </text:p>
      <text:p text:style-name="P1"><text:tab/><text:tab/>2. The base case is if the current node<text:span text:style-name="T1">(start at the root)</text:span> is greater than the the high in the range, or nullptr return</text:p>
      <text:p text:style-name="P1"><text:tab/><text:tab/>3.Call the function on the left and right child</text:p>
      <text:p text:style-name="P1"><text:tab/><text:tab/>4. If the current node is greater than the low range, print it</text:p>
      <text:p text:style-name="P1"><text:tab/><text:tab/>5.Repeat.</text:p>
      <text:p text:style-name="P1"><text:tab/>c)</text:p>
      <text:p text:style-name="P1"><text:tab/><text:tab/>1. Create a driver to call this recursively</text:p>
      <text:p text:style-name="P1"><text:tab/><text:tab/>2. The base case is <text:span text:style-name="T1">the nullptr</text:span></text:p>
      <text:p text:style-name="P2"><text:tab/><text:tab/><text:span text:style-name="T1">3. </text:span>Find the min <text:span text:style-name="T1">of the current node(start at the root) </text:span>and set the right node of the max child to the current node.</text:p>
      <text:p text:style-name="P1"><text:span text:style-name="T1">4. Repeat on the right side of the root, which of the current node</text:span></text:p>
      <text:p text:style-name="P1"/>
      <text:p text:style-name="P1"><text:tab/><text:span text:style-name="T1">d)</text:span></text:p>
      <text:p text:style-name="P1"><text:tab/><text:tab/><text:span text:style-name="T1">1.Create a driver to call this recursively</text:span></text:p>
      <text:p text:style-name="P1"><text:span text:style-name="T7"><text:tab/><text:tab/>2. Create a function to determine the size of a tree, having a nulptr as a base case to return 0, and recursively adding 1 and calling size on left and right nodes.</text:span></text:p>
      <text:p text:style-name="P1"><text:tab/><text:tab/><text:span text:style-name="T7">3. return the driver/size of tree</text:span></text:p>
      <text:p text:style-name="P1"><text:span text:style-name="T7"><text:tab/><text:tab/>4. in the driver helper, take in currentnode(start at root) and the depth of the tree(start at 0)</text:span></text:p>
      <text:p text:style-name="P1"><text:tab/><text:tab/><text:span text:style-name="T7">5. Add the depth and base case is nullptr to return 0, while calling the helperfunction on each side adding one to the depth</text:span></text:p>
      <text:p text:style-name="P1"/>
      <text:p text:style-name="P5">2)O(n), because it has to run through the entire tree, visiting each node</text:p>
      <text:p text:style-name="P1"/>
      <text:p text:style-name="P5">3) Yes it performs correctly; it actually performs better than the code in class, because it checks for an empty tree, which is an improvement over the class code.</text:p>
      <text:p text:style-name="P5"/>
      <text:p text:style-name="P5">4) No, there is a minor problem. If the insert code tries to add a duplicate, it would still increase the size of the tree without actually doing anything. It won't break the code, but it is still wrong regardless.</text:p>
      <text:p text:style-name="P5"/>
      <text:p text:style-name="P5"/>
      <text:p text:style-name="P5"/>
      <text:p text:style-name="P5"/>
      <text:p text:style-name="P5"/>
      <text:p text:style-name="P5"><text:soft-page-break/>5) <text:s text:c="5"/><text:span text:style-name="T2">22b</text:span></text:p>
      <text:p text:style-name="P1"><text:s text:c="7"/>/ <text:s text:c="11"/><text:span text:style-name="T2">\</text:span></text:p>
      <text:p text:style-name="P8"><text:s text:c="3"/>17b <text:s text:c="9"/>30b</text:p>
      <text:p text:style-name="P3">/ <text:s text:c="7"/><text:span text:style-name="T2">\ <text:s text:c="14"/>\</text:span></text:p>
      <text:p text:style-name="P3"><text:span text:style-name="T2">14r <text:s text:c="4"/>18r <text:s text:c="9"/>50r</text:span></text:p>
      <text:p text:style-name="P3"/>
      <text:p text:style-name="P8">Insert 50, no violation</text:p>
      <text:p text:style-name="P8"/>
      <text:p text:style-name="P8"/>
      <text:p text:style-name="P3"/>
      <text:p text:style-name="P3"/>
      <text:p text:style-name="P6"><text:s text:c="6"/><text:span text:style-name="T2">22b</text:span></text:p>
      <text:p text:style-name="P3"><text:s text:c="7"/>/ <text:s text:c="11"/><text:span text:style-name="T2">\</text:span></text:p>
      <text:p text:style-name="P8"><text:s text:c="3"/>17b <text:s text:c="9"/>30b</text:p>
      <text:p text:style-name="P3">/ <text:s text:c="7"/><text:span text:style-name="T2">\ <text:s text:c="14"/>\</text:span></text:p>
      <text:p text:style-name="P3"><text:span text:style-name="T2">14r <text:s text:c="4"/>18r <text:s text:c="9"/>50r</text:span></text:p>
      <text:p text:style-name="P3"><text:s text:c="25"/>/</text:p>
      <text:p text:style-name="P3"><text:s text:c="22"/><text:span text:style-name="T3">44r</text:span></text:p>
      <text:p text:style-name="P3"/>
      <text:p text:style-name="P10">Case 2: Sibling of Parent is Black, x is an inside node of grandparent. Right Rotate P(50r)</text:p>
      <text:p text:style-name="P3"/>
      <text:p text:style-name="P7"><text:s text:c="7"/><text:span text:style-name="T2">22b </text:span></text:p>
      <text:p text:style-name="P7"><text:span text:style-name="T2"><text:s text:c="2"/>/ <text:s text:c="11"/>\</text:span></text:p>
      <text:p text:style-name="P9">17b <text:s text:c="9"/>30b</text:p>
      <text:p text:style-name="P4">/ <text:s text:c="7"/><text:span text:style-name="T2">\ <text:s text:c="14"/>\</text:span></text:p>
      <text:p text:style-name="P4"><text:span text:style-name="T2">4r <text:s text:c="4"/>18r <text:s text:c="9"/>44r</text:span></text:p>
      <text:p text:style-name="P4"><text:s text:c="29"/><text:span text:style-name="T3">\</text:span></text:p>
      <text:p text:style-name="P4"><text:s text:c="27"/><text:span text:style-name="T3">50r</text:span></text:p>
      <text:p text:style-name="P4"/>
      <text:p text:style-name="P10">Case 3: Sibling of Parent is Black, x an outside node of grandparent. Left Rotate G(30p) and recolor</text:p>
      <text:p text:style-name="P3"/>
      <text:p text:style-name="P7"><text:s text:c="8"/><text:span text:style-name="T2">22b </text:span></text:p>
      <text:p text:style-name="P7"><text:span text:style-name="T2"><text:s text:c="2"/>/ <text:s text:c="14"/>\</text:span></text:p>
      <text:p text:style-name="P9">17b <text:s text:c="11"/><text:span text:style-name="T3">44</text:span>b</text:p>
      <text:p text:style-name="P4">/ <text:s text:c="7"/><text:span text:style-name="T2">\ <text:s text:c="8"/>/ <text:s text:c="5"/>\</text:span></text:p>
      <text:p text:style-name="P4"><text:span text:style-name="T2">4r <text:s text:c="4"/>18r <text:s text:c="2"/>30r <text:s text:c="5"/>50r</text:span></text:p>
      <text:p text:style-name="P4"><text:s text:c="29"/></text:p>
      <text:p text:style-name="P4"/>
      <text:p text:style-name="P4"/>
      <text:p text:style-name="P10">6) <text:span text:style-name="T4">Do not turn in</text:span></text:p>
      <text:p text:style-name="P10"/>
      <text:p text:style-name="P11">7)</text:p>
      <text:p text:style-name="P12">template &lt;class Comparable&gt;</text:p>
      <text:p text:style-name="P13">void RedBlackTree&lt;Comparable&gt;::rightRotateRecolor( Node * &amp; k2 )<text:span text:style-name="T5">{</text:span></text:p>
      <text:p text:style-name="P13"><text:s text:c="5"/><text:span text:style-name="T6">Node* k3 = k2-&gt;left;</text:span></text:p>
      <text:p text:style-name="P13"><text:tab/><text:span text:style-name="T6">Node* k2-&gt;left = k3-&gt;left</text:span></text:p>
      <text:p text:style-name="P13"><text:tab/><text:span text:style-name="T6">k3-&gt;left = k2;</text:span></text:p>
      <text:p text:style-name="P13"><text:tab/><text:span text:style-name="T6">k2-&gt;color = RED;</text:span></text:p>
      <text:p text:style-name="P13"><text:tab/><text:span text:style-name="T6">k3-&gt;color = BLACK;</text:span></text:p>
      <text:p text:style-name="P13"><text:soft-page-break/></text:p>
      <text:p text:style-name="P14">}</text:p>
      <text:p text:style-name="P12"/>
      <text:p text:style-name="P11"/>
      <text:p text:style-name="P11"><text:span text:style-name="T5">8)max number of insertions. Would be similar to the case above(question 5), because the next step would be to recolor which requires no pointer changes. There were 2 rotations, a case 2 and 3. Case 2 required 1 pointed change. Case 3, required 2 pointer change. In total, a max of 3 pointer changes. 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7T18:58:56.318043098</meta:creation-date>
    <dc:date>2016-11-27T21:12:57.118651342</dc:date>
    <meta:editing-duration>PT42M29S</meta:editing-duration>
    <meta:editing-cycles>3</meta:editing-cycles>
    <meta:generator>LibreOffice/4.2.8.2$Linux_X86_64 LibreOffice_project/420m0$Build-2</meta:generator>
    <meta:document-statistic meta:table-count="0" meta:image-count="0" meta:object-count="0" meta:page-count="3" meta:paragraph-count="68" meta:word-count="518" meta:character-count="3055" meta:non-whitespace-character-count="2155"/>
  </office:meta>
</office:document-meta>
</file>